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2df5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officeooo:paragraph-rsid="0027df01"/>
    </style:style>
    <style:style style:name="P4" style:family="paragraph" style:parent-style-name="Standard" style:master-page-name="MP0">
      <style:paragraph-properties style:page-number="auto" fo:break-before="page"/>
      <style:text-properties officeooo:paragraph-rsid="0027df01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P6" style:family="paragraph" style:parent-style-name="Standard" style:list-style-name="L1">
      <style:text-properties fo:font-size="11pt" officeooo:paragraph-rsid="00185ab0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1a2df5" style:font-size-asian="11pt" style:font-size-complex="11pt"/>
    </style:style>
    <style:style style:name="P8" style:family="paragraph" style:parent-style-name="Standard" style:list-style-name="L2">
      <style:text-properties fo:font-size="11pt" style:font-size-asian="11pt" style:font-size-complex="11pt"/>
    </style:style>
    <style:style style:name="P9" style:family="paragraph" style:parent-style-name="Standard" style:list-style-name="L2">
      <style:text-properties fo:font-size="11pt" officeooo:paragraph-rsid="001a2df5" style:font-size-asian="11pt" style:font-size-complex="11pt"/>
    </style:style>
    <style:style style:name="P10" style:family="paragraph" style:parent-style-name="Standard" style:list-style-name="L2">
      <style:text-properties fo:font-size="11pt" officeooo:paragraph-rsid="001d1ce3" style:font-size-asian="11pt" style:font-size-complex="11pt"/>
    </style:style>
    <style:style style:name="P11" style:family="paragraph" style:parent-style-name="Standard" style:list-style-name="L2">
      <style:text-properties fo:font-size="11pt" officeooo:paragraph-rsid="002738d0" style:font-size-asian="11pt" style:font-size-complex="11pt"/>
    </style:style>
    <style:style style:name="P12" style:family="paragraph" style:parent-style-name="Standard" style:list-style-name="L2">
      <style:text-properties fo:font-size="11pt" officeooo:paragraph-rsid="001c120f" style:font-size-asian="11pt" style:font-size-complex="11pt"/>
    </style:style>
    <style:style style:name="P13" style:family="paragraph" style:parent-style-name="Standard" style:list-style-name="L1" style:master-page-name="">
      <loext:graphic-properties draw:fill="none"/>
      <style:paragraph-properties fo:margin-left="1.25in" fo:margin-right="0in" fo:hyphenation-ladder-count="no-limit" fo:text-indent="-0.25in" style:auto-text-indent="false" style:page-number="auto" fo:background-color="transparent"/>
      <style:text-properties fo:font-size="11pt" style:font-size-asian="11pt" style:font-size-complex="11pt" fo:hyphenate="false"/>
    </style:style>
    <style:style style:name="P14" style:family="paragraph" style:parent-style-name="Standard" style:list-style-name="L1" style:master-page-name="">
      <loext:graphic-properties draw:fill="none"/>
      <style:paragraph-properties fo:margin-left="1.25in" fo:margin-right="0in" fo:hyphenation-ladder-count="no-limit" fo:text-indent="-0.25in" style:auto-text-indent="false" style:page-number="auto" fo:background-color="transparent"/>
      <style:text-properties fo:font-size="11pt" officeooo:paragraph-rsid="001a2df5" style:font-size-asian="11pt" style:font-size-complex="11pt" fo:hyphenate="false"/>
    </style:style>
    <style:style style:name="P15" style:family="paragraph" style:parent-style-name="Standard" style:list-style-name="L1">
      <loext:graphic-properties draw:fill="none"/>
      <style:paragraph-properties fo:margin-left="1.25in" fo:margin-right="0in" fo:hyphenation-ladder-count="no-limit" fo:text-indent="-0.25in" style:auto-text-indent="false" fo:background-color="transparent"/>
      <style:text-properties fo:font-size="11pt" style:font-size-asian="11pt" style:font-size-complex="11pt" fo:hyphenate="false"/>
    </style:style>
    <style:style style:name="P16" style:family="paragraph" style:parent-style-name="Standard" style:list-style-name="L1">
      <style:paragraph-properties style:writing-mode="lr-tb"/>
      <style:text-properties fo:font-size="11pt" style:font-size-asian="11pt" style:font-size-complex="11pt"/>
    </style:style>
    <style:style style:name="P17" style:family="paragraph" style:parent-style-name="Standard" style:list-style-name="L2">
      <style:paragraph-properties style:writing-mode="lr-tb"/>
      <style:text-properties fo:font-size="11pt" style:font-size-asian="11pt" style:font-size-complex="11pt"/>
    </style:style>
    <style:style style:name="T1" style:family="text">
      <style:text-properties officeooo:rsid="0017a62b"/>
    </style:style>
    <style:style style:name="T2" style:family="text">
      <style:text-properties fo:font-style="normal" style:text-underline-style="solid" style:text-underline-width="auto" style:text-underline-color="font-color" officeooo:rsid="001c3fda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7a62b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officeooo:rsid="00216c30"/>
    </style:style>
    <style:style style:name="T6" style:family="text">
      <style:text-properties style:text-underline-style="solid" style:text-underline-width="auto" style:text-underline-color="font-color" officeooo:rsid="0023385a"/>
    </style:style>
    <style:style style:name="T7" style:family="text">
      <style:text-properties style:text-underline-style="solid" style:text-underline-width="auto" style:text-underline-color="font-color" officeooo:rsid="002445dd"/>
    </style:style>
    <style:style style:name="T8" style:family="text">
      <style:text-properties style:text-underline-style="solid" style:text-underline-width="auto" style:text-underline-color="font-color" officeooo:rsid="0024d8b0"/>
    </style:style>
    <style:style style:name="T9" style:family="text">
      <style:text-properties style:text-underline-style="solid" style:text-underline-width="auto" style:text-underline-color="font-color" officeooo:rsid="00255dd2"/>
    </style:style>
    <style:style style:name="T10" style:family="text">
      <style:text-properties style:text-underline-style="solid" style:text-underline-width="auto" style:text-underline-color="font-color" officeooo:rsid="0025f0df"/>
    </style:style>
    <style:style style:name="T11" style:family="text">
      <style:text-properties style:text-underline-style="solid" style:text-underline-width="auto" style:text-underline-color="font-color" officeooo:rsid="002738d0"/>
    </style:style>
    <style:style style:name="T12" style:family="text">
      <style:text-properties style:text-underline-style="solid" style:text-underline-width="auto" style:text-underline-color="font-color" officeooo:rsid="0027df01"/>
    </style:style>
    <style:style style:name="T13" style:family="text">
      <style:text-properties style:text-underline-style="solid" style:text-underline-width="auto" style:text-underline-color="font-color" officeooo:rsid="002957bb"/>
    </style:style>
    <style:style style:name="T14" style:family="text">
      <style:text-properties style:text-underline-style="solid" style:text-underline-width="auto" style:text-underline-color="font-color" officeooo:rsid="002965ff"/>
    </style:style>
    <style:style style:name="T15" style:family="text">
      <style:text-properties style:text-underline-style="solid" style:text-underline-width="auto" style:text-underline-color="font-color" officeooo:rsid="002b62ea"/>
    </style:style>
    <style:style style:name="T16" style:family="text">
      <style:text-properties style:text-underline-style="solid" style:text-underline-width="auto" style:text-underline-color="font-color" officeooo:rsid="002bb9fb"/>
    </style:style>
    <style:style style:name="T17" style:family="text">
      <style:text-properties style:text-underline-style="solid" style:text-underline-width="auto" style:text-underline-color="font-color" officeooo:rsid="002bfd21"/>
    </style:style>
    <style:style style:name="T18" style:family="text">
      <style:text-properties style:text-underline-style="solid" style:text-underline-width="auto" style:text-underline-color="font-color" officeooo:rsid="002db6f7"/>
    </style:style>
    <style:style style:name="T19" style:family="text">
      <style:text-properties style:text-underline-style="solid" style:text-underline-width="auto" style:text-underline-color="font-color" officeooo:rsid="00325aba"/>
    </style:style>
    <style:style style:name="T20" style:family="text">
      <style:text-properties style:text-underline-style="solid" style:text-underline-width="auto" style:text-underline-color="font-color" officeooo:rsid="00342d09"/>
    </style:style>
    <style:style style:name="T21" style:family="text">
      <style:text-properties style:text-underline-style="solid" style:text-underline-width="auto" style:text-underline-color="font-color" officeooo:rsid="003609e7"/>
    </style:style>
    <style:style style:name="T22" style:family="text">
      <style:text-properties style:text-underline-style="solid" style:text-underline-width="auto" style:text-underline-color="font-color" officeooo:rsid="0036d6cb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7a62b"/>
    </style:style>
    <style:style style:name="T25" style:family="text">
      <style:text-properties style:text-underline-style="none" officeooo:rsid="00185ab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85ab0"/>
    </style:style>
    <style:style style:name="T28" style:family="text">
      <style:text-properties officeooo:rsid="001a2df5"/>
    </style:style>
    <style:style style:name="T29" style:family="text">
      <style:text-properties officeooo:rsid="002bfd21"/>
    </style:style>
    <style:style style:name="T30" style:family="text">
      <style:text-properties officeooo:rsid="0036d6cb"/>
    </style:style>
    <style:style style:name="Sect1" style:family="section">
      <style:section-properties style:writing-mode="lr-tb" fo:margin-left="0in" fo:margin-right="0in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ng Park<text:tab/></text:p>
      <text:p text:style-name="P3">CS 312 – System Architecture<text:tab/></text:p>
      <text:p text:style-name="P3">HW 5 – Networking<text:tab/> <text:tab/></text:p>
      <text:p text:style-name="P3">May 0<text:span text:style-name="T28">8,</text:span> 2019</text:p>
      <text:p text:style-name="P1"/>
      <text:section text:style-name="Sect1" text:name="Sect1">
        <text:p text:style-name="P2">NorthRouter</text:p>
        <text:list xml:id="list3479989979" text:style-name="L1">
          <text:list-item>
            <text:p text:style-name="P5">Default Gateway: <text:s text:c="3"/><text:span text:style-name="T1">192.168.4.1/</text:span><text:span text:style-name="T17">32</text:span></text:p>
          </text:list-item>
          <text:list-item>
            <text:p text:style-name="P5">X1</text:p>
            <text:list>
              <text:list-item>
                <text:p text:style-name="P5">Network: <text:s text:c="3"/><text:span text:style-name="T2">192</text:span><text:span text:style-name="T3">.</text:span><text:span text:style-name="T2">168</text:span>.<text:span text:style-name="T1">5.0/24</text:span></text:p>
              </text:list-item>
              <text:list-item>
                <text:p text:style-name="P5">IP Address: <text:span text:style-name="T1">192.168.5.1/32</text:span> </text:p>
              </text:list-item>
              <text:list-item>
                <text:p text:style-name="P5">DHCP Server</text:p>
                <text:list>
                  <text:list-item>
                    <text:p text:style-name="P13">Network: <text:tab/> <text:s text:c="6"/><text:span text:style-name="T1">192.168.5.0/24</text:span></text:p>
                  </text:list-item>
                  <text:list-item>
                    <text:p text:style-name="P15">Starting IP Address: <text:span text:style-name="T1">192.168.5.10/32</text:span></text:p>
                  </text:list-item>
                  <text:list-item>
                    <text:p text:style-name="P15">Ending IP Address: <text:s/><text:span text:style-name="T1">192.168.</text:span><text:span text:style-name="T9">5</text:span><text:span text:style-name="T24">.</text:span><text:span text:style-name="T4">100/32</text:span></text:p>
                  </text:list-item>
                </text:list>
              </text:list-item>
            </text:list>
          </text:list-item>
          <text:list-item>
            <text:p text:style-name="P5">X2</text:p>
            <text:list>
              <text:list-item>
                <text:p text:style-name="P5">Network: <text:s text:c="3"/><text:span text:style-name="T29">192.168.4.0/24</text:span></text:p>
              </text:list-item>
              <text:list-item>
                <text:p text:style-name="P5">IP Address: <text:span text:style-name="T1">192.168.4.20/</text:span><text:span text:style-name="T14">32</text:span></text:p>
              </text:list-item>
            </text:list>
          </text:list-item>
        </text:list>
        <text:p text:style-name="P2">SouthRouter</text:p>
        <text:list xml:id="list185538776581836" text:continue-numbering="true" text:style-name="L1">
          <text:list-item>
            <text:p text:style-name="P5">Default Gateway: <text:s text:c="3"/><text:span text:style-name="T1">192.168.3.</text:span><text:span text:style-name="T6">1</text:span><text:span text:style-name="T24">/32</text:span></text:p>
          </text:list-item>
          <text:list-item>
            <text:p text:style-name="P5">X1</text:p>
            <text:list>
              <text:list-item>
                <text:p text:style-name="P5">Network: <text:s text:c="3"/><text:span text:style-name="T1">192.168.</text:span><text:span text:style-name="T14">4</text:span><text:span text:style-name="T24">.</text:span><text:span text:style-name="T7">0</text:span><text:span text:style-name="T24">/24</text:span></text:p>
              </text:list-item>
              <text:list-item>
                <text:p text:style-name="P16">IP Address: <text:span text:style-name="T5">192</text:span><text:span text:style-name="T23">.</text:span><text:span text:style-name="T5">168</text:span><text:span text:style-name="T23">.</text:span><text:span text:style-name="T14">4</text:span><text:span text:style-name="T23">.</text:span><text:span text:style-name="T24">1/</text:span><text:span text:style-name="T17">32</text:span></text:p>
              </text:list-item>
            </text:list>
          </text:list-item>
          <text:list-item>
            <text:p text:style-name="P5">X2</text:p>
            <text:list>
              <text:list-item>
                <text:p text:style-name="P5">Network: <text:s text:c="3"/><text:span text:style-name="T1">192.168.3.124/30</text:span></text:p>
              </text:list-item>
              <text:list-item>
                <text:p text:style-name="P5">IP Address: <text:span text:style-name="T27">192.168.3.126/32</text:span></text:p>
              </text:list-item>
            </text:list>
          </text:list-item>
        </text:list>
        <text:p text:style-name="P2">BorderRouter</text:p>
        <text:list xml:id="list185539097821463" text:continue-numbering="true" text:style-name="L1">
          <text:list-item>
            <text:p text:style-name="P5">Default Gateway: <text:s text:c="3"/><text:span text:style-name="T27">10.0.0.1/32</text:span></text:p>
          </text:list-item>
          <text:list-item>
            <text:p text:style-name="P5">X1</text:p>
            <text:list>
              <text:list-item>
                <text:p text:style-name="P5">Network: <text:s text:c="3"/><text:span text:style-name="T27">192.168.3.</text:span><text:span text:style-name="T12">0</text:span><text:span text:style-name="T25">/</text:span><text:span text:style-name="T13">30</text:span></text:p>
              </text:list-item>
              <text:list-item>
                <text:p text:style-name="P6">IP Address: <text:span text:style-name="T27">192.168.3.</text:span><text:span text:style-name="T13">125</text:span><text:span text:style-name="T25">/32</text:span></text:p>
              </text:list-item>
            </text:list>
          </text:list-item>
          <text:list-item>
            <text:p text:style-name="P5">X2</text:p>
            <text:list>
              <text:list-item>
                <text:p text:style-name="P5">Network: <text:s text:c="3"/><text:span text:style-name="T27">10.0.0.0/24</text:span></text:p>
              </text:list-item>
              <text:list-item>
                <text:p text:style-name="P5">IP Address: <text:span text:style-name="T27">10.0.0.2/</text:span><text:span text:style-name="T17">32</text:span></text:p>
              </text:list-item>
            </text:list>
          </text:list-item>
          <text:list-item>
            <text:p text:style-name="P5">X3</text:p>
            <text:list>
              <text:list-item>
                <text:p text:style-name="P5">Network: <text:s text:c="3"/><text:span text:style-name="T12">192</text:span><text:span text:style-name="T23">.</text:span><text:span text:style-name="T12">168</text:span><text:span text:style-name="T23">.</text:span><text:span text:style-name="T12">2</text:span><text:span text:style-name="T23">.</text:span><text:span text:style-name="T12">0</text:span><text:span text:style-name="T23">/</text:span><text:span text:style-name="T17">24</text:span></text:p>
              </text:list-item>
              <text:list-item>
                <text:p text:style-name="P6">IP Address: <text:span text:style-name="T12">192</text:span><text:span text:style-name="T23">.</text:span><text:span text:style-name="T12">168</text:span><text:span text:style-name="T23">.</text:span><text:span text:style-name="T12">2</text:span><text:span text:style-name="T23">.</text:span><text:span text:style-name="T25">1</text:span><text:span text:style-name="T23">/</text:span><text:span text:style-name="T17">32</text:span></text:p>
              </text:list-item>
            </text:list>
          </text:list-item>
        </text:list>
        <text:p text:style-name="P2">WAPRouter</text:p>
        <text:list xml:id="list185538545147581" text:continue-numbering="true" text:style-name="L1">
          <text:list-item>
            <text:p text:style-name="P5">Default Gateway: <text:s text:c="3"/><text:span text:style-name="T27">192.168.2.1/32</text:span></text:p>
          </text:list-item>
          <text:list-item>
            <text:p text:style-name="P5">X1</text:p>
            <text:list>
              <text:list-item>
                <text:p text:style-name="P7">Network: <text:s text:c="3"/><text:span text:style-name="T27">192.168.2.0/24</text:span></text:p>
              </text:list-item>
              <text:list-item>
                <text:p text:style-name="P7">IP Address: <text:span text:style-name="T27">192.168.2.2/32</text:span></text:p>
              </text:list-item>
            </text:list>
          </text:list-item>
          <text:list-item>
            <text:p text:style-name="P5">X2</text:p>
            <text:list>
              <text:list-item>
                <text:p text:style-name="P7">Network: <text:s text:c="3"/><text:span text:style-name="T8">192</text:span><text:span text:style-name="T23">.</text:span><text:span text:style-name="T8">168</text:span><text:span text:style-name="T23">.</text:span><text:span text:style-name="T8">0</text:span><text:span text:style-name="T23">.</text:span><text:span text:style-name="T8">0</text:span><text:span text:style-name="T23">/</text:span><text:span text:style-name="T17">24</text:span></text:p>
              </text:list-item>
              <text:list-item>
                <text:p text:style-name="P7">IP Address: <text:span text:style-name="T27">192.168.0.1/32</text:span></text:p>
              </text:list-item>
              <text:list-item>
                <text:p text:style-name="P5">DHCP Server</text:p>
                <text:list>
                  <text:list-item>
                    <text:p text:style-name="P14">Network: <text:tab/> <text:s text:c="6"/><text:span text:style-name="T7">192</text:span><text:span text:style-name="T23">.</text:span><text:span text:style-name="T7">168</text:span><text:span text:style-name="T23">.</text:span><text:span text:style-name="T7">0</text:span><text:span text:style-name="T23">.</text:span><text:span text:style-name="T7">0</text:span><text:span text:style-name="T23">/</text:span><text:span text:style-name="T17">16</text:span></text:p>
                  </text:list-item>
                  <text:list-item>
                    <text:p text:style-name="P15">Starting IP Address: <text:span text:style-name="T28">192.168.0.10/32</text:span></text:p>
                  </text:list-item>
                  <text:list-item>
                    <text:p text:style-name="P15">Ending IP Address: <text:s/><text:span text:style-name="T17">192</text:span>.<text:span text:style-name="T17">168</text:span>.255.254/32</text:p>
                  </text:list-item>
                </text:list>
              </text:list-item>
            </text:list>
          </text:list-item>
        </text:list>
        <text:p text:style-name="P2"/>
        <text:p text:style-name="P2">WAP1</text:p>
        <text:list xml:id="list1210060356" text:style-name="L2">
          <text:list-item>
            <text:p text:style-name="P9">Network: <text:s text:c="3"/><text:span text:style-name="T8">192</text:span><text:span text:style-name="T23">.</text:span><text:span text:style-name="T8">168</text:span><text:span text:style-name="T23">.</text:span><text:span text:style-name="T8">0</text:span><text:span text:style-name="T23">.</text:span><text:span text:style-name="T8">0</text:span><text:span text:style-name="T23">/</text:span><text:span text:style-name="T17">16</text:span></text:p>
          </text:list-item>
          <text:list-item>
            <text:p text:style-name="P8">IP Address: 192.168.0.2/32</text:p>
          </text:list-item>
        </text:list>
        <text:p text:style-name="P2">WAP2</text:p>
        <text:list xml:id="list185539090167277" text:continue-numbering="true" text:style-name="L2">
          <text:list-item>
            <text:p text:style-name="P9">Network: <text:s text:c="3"/><text:span text:style-name="T8">192</text:span><text:span text:style-name="T23">.</text:span><text:span text:style-name="T8">168</text:span><text:span text:style-name="T23">.</text:span><text:span text:style-name="T8">0</text:span><text:span text:style-name="T23">.</text:span><text:span text:style-name="T8">0</text:span><text:span text:style-name="T23">/</text:span><text:span text:style-name="T17">16</text:span></text:p>
          </text:list-item>
          <text:list-item>
            <text:p text:style-name="P10">IP Address: 192.168.0.<text:span text:style-name="T28">3</text:span>/32</text:p>
          </text:list-item>
        </text:list>
        <text:p text:style-name="P2"/>
        <text:p text:style-name="P2">PC1</text:p>
        <text:list xml:id="list185538586607065" text:continue-numbering="true" text:style-name="L2">
          <text:list-item>
            <text:p text:style-name="P9">Network:<text:tab/><text:tab/><text:span text:style-name="T10">192</text:span><text:span text:style-name="T23">.</text:span><text:span text:style-name="T10">168</text:span><text:span text:style-name="T23">.</text:span><text:span text:style-name="T10">5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5.10/32</text:p>
          </text:list-item>
          <text:list-item>
            <text:p text:style-name="P8">Default Gateway: <text:tab/>192.168.5.1/32</text:p>
          </text:list-item>
        </text:list>
        <text:p text:style-name="P2">PC2</text:p>
        <text:list xml:id="list185540610866477" text:continue-numbering="true" text:style-name="L2">
          <text:list-item>
            <text:p text:style-name="P11">Network:<text:tab/><text:tab/><text:span text:style-name="T10">192</text:span><text:span text:style-name="T23">.</text:span><text:span text:style-name="T10">168</text:span><text:span text:style-name="T23">.</text:span><text:span text:style-name="T10">5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5.101/32</text:p>
          </text:list-item>
          <text:list-item>
            <text:p text:style-name="P17">Default Gateway: <text:tab/><text:span text:style-name="T23">192.168.5.1/32</text:span></text:p>
          </text:list-item>
        </text:list>
        <text:p text:style-name="P2">PC3</text:p>
        <text:list xml:id="list185540512676989" text:continue-numbering="true" text:style-name="L2">
          <text:list-item>
            <text:p text:style-name="P11">Network:<text:span text:style-name="T23"><text:tab/><text:tab/></text:span><text:span text:style-name="T10">192</text:span><text:span text:style-name="T23">.</text:span><text:span text:style-name="T10">168</text:span><text:span text:style-name="T23">.</text:span><text:span text:style-name="T11">4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4.10/32</text:p>
          </text:list-item>
          <text:list-item>
            <text:p text:style-name="P9">Default Gateway: <text:tab/><text:span text:style-name="T12">192</text:span><text:span text:style-name="T23">.</text:span><text:span text:style-name="T12">168</text:span><text:span text:style-name="T23">.</text:span><text:span text:style-name="T12">4</text:span><text:span text:style-name="T23">.</text:span><text:span text:style-name="T12">1</text:span><text:span text:style-name="T23">/</text:span><text:span text:style-name="T18">32</text:span></text:p>
          </text:list-item>
        </text:list>
        <text:p text:style-name="P2">PC4</text:p>
        <text:list xml:id="list185539044639634" text:continue-numbering="true" text:style-name="L2">
          <text:list-item>
            <text:p text:style-name="P11">Network:<text:tab/><text:tab/><text:span text:style-name="T10">192</text:span><text:span text:style-name="T23">.</text:span><text:span text:style-name="T10">168</text:span><text:span text:style-name="T23">.</text:span><text:span text:style-name="T11">4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4.11/32</text:p>
          </text:list-item>
          <text:list-item>
            <text:p text:style-name="P9">Default Gateway: <text:tab/><text:span text:style-name="T12">192</text:span><text:span text:style-name="T23">.</text:span><text:span text:style-name="T12">168</text:span><text:span text:style-name="T23">.</text:span><text:span text:style-name="T12">4</text:span><text:span text:style-name="T23">.</text:span><text:span text:style-name="T12">1</text:span><text:span text:style-name="T23">/</text:span><text:span text:style-name="T18">32</text:span></text:p>
          </text:list-item>
        </text:list>
        <text:p text:style-name="P2">PC5</text:p>
        <text:list xml:id="list185540430457789" text:continue-numbering="true" text:style-name="L2">
          <text:list-item>
            <text:p text:style-name="P9">Network:<text:tab/><text:tab/><text:span text:style-name="T12">192</text:span><text:span text:style-name="T23">.</text:span><text:span text:style-name="T12">168</text:span><text:span text:style-name="T23">.</text:span><text:span text:style-name="T12">0</text:span><text:span text:style-name="T23">.</text:span><text:span text:style-name="T12">0</text:span><text:span text:style-name="T23">/</text:span><text:span text:style-name="T17">16</text:span></text:p>
          </text:list-item>
          <text:list-item>
            <text:p text:style-name="P8">IP Address:<text:tab/><text:tab/>192.168.0.10/32</text:p>
          </text:list-item>
          <text:list-item>
            <text:p text:style-name="P8">Default Gateway: <text:tab/>192.168.0.1/32</text:p>
          </text:list-item>
        </text:list>
        <text:p text:style-name="P2">PC6</text:p>
        <text:list xml:id="list185540214925347" text:continue-numbering="true" text:style-name="L2">
          <text:list-item>
            <text:p text:style-name="P9">Network: <text:tab/><text:tab/><text:span text:style-name="T16">192</text:span><text:span text:style-name="T23">.</text:span><text:span text:style-name="T16">168</text:span><text:span text:style-name="T23">.</text:span><text:span text:style-name="T16">2</text:span><text:span text:style-name="T23">.</text:span><text:span text:style-name="T16">0</text:span><text:span text:style-name="T23">/</text:span><text:span text:style-name="T19">24</text:span></text:p>
          </text:list-item>
          <text:list-item>
            <text:p text:style-name="P8">IP Address: <text:tab/><text:tab/>192.168.<text:span text:style-name="T15">2</text:span>.10/32</text:p>
          </text:list-item>
          <text:list-item>
            <text:p text:style-name="P8">Default Gateway: <text:tab/>192.168.<text:span text:style-name="T15">2</text:span>.<text:span text:style-name="T15">1</text:span>/32</text:p>
          </text:list-item>
        </text:list>
        <text:p text:style-name="P2"/>
        <text:p text:style-name="P2">Route1</text:p>
        <text:list xml:id="list185539745291251" text:continue-numbering="true" text:style-name="L2">
          <text:list-item>
            <text:p text:style-name="P8">Stored in Router: <text:span text:style-name="T16">WAPRouter</text:span></text:p>
          </text:list-item>
          <text:list-item>
            <text:p text:style-name="P8">Targets Network: 192.168.0.0/<text:span text:style-name="T16">24</text:span></text:p>
          </text:list-item>
          <text:list-item>
            <text:p text:style-name="P17">Gateway IP Address: 192.168.<text:span text:style-name="T16">2</text:span>.<text:span text:style-name="T16">2</text:span>/32</text:p>
          </text:list-item>
        </text:list>
        <text:p text:style-name="P2">Route2</text:p>
        <text:list xml:id="list185538798566500" text:continue-numbering="true" text:style-name="L2">
          <text:list-item>
            <text:p text:style-name="P12">Stored in Router: <text:span text:style-name="T15">SouthRouter</text:span></text:p>
          </text:list-item>
          <text:list-item>
            <text:p text:style-name="P8">Targets Network: 192.168.5.0/24</text:p>
          </text:list-item>
          <text:list-item>
            <text:p text:style-name="P8">Gateway IP Address: 192.168.3.126/32</text:p>
          </text:list-item>
        </text:list>
        <text:p text:style-name="P2">Route3</text:p>
        <text:list xml:id="list185540170404043" text:continue-numbering="true" text:style-name="L2">
          <text:list-item>
            <text:p text:style-name="P12">Stored in Router: <text:span text:style-name="T14">NorthRouter</text:span></text:p>
          </text:list-item>
          <text:list-item>
            <text:p text:style-name="P8">Targets Network: 192.168.5.0/24</text:p>
          </text:list-item>
          <text:list-item>
            <text:p text:style-name="P8">Gateway IP Address: 192.168.4.20/32</text:p>
          </text:list-item>
        </text:list>
        <text:p text:style-name="P2"/>
        <text:p text:style-name="P2">VPN Endpoint IP Address 1: 192.168.4.<text:span text:style-name="T21">20</text:span>/32</text:p>
        <text:p text:style-name="P2"/>
        <text:p text:style-name="P2">VPN Endpoint IP Address 2: 192.168.<text:span text:style-name="T20">2</text:span>.<text:span text:style-name="T21">2</text:span>/32</text:p>
        <text:p text:style-name="P2"/>
        <text:p text:style-name="P2"><text:span text:style-name="T26">A packet just arrived</text:span> at BorderRouter, destined for 192.168.0.10/32. Out of which interface will it leave BorderRouter: X<text:span text:style-name="T22">2</text:span></text:p>
        <text:p text:style-name="P2"/>
        <text:p text:style-name="P2">One of these PCs DEFINITELY has a <text:span text:style-name="T26">statistically assigned IP address</text:span>. Some of them MAY have a DHCP-assigned addresss. Which one PC DEFINITELY has a statically assigned IP address: PC<text:span text:style-name="T10">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06T12:01:00Z</meta:creation-date>
    <dc:date>2019-05-08T18:55:38.401586206</dc:date>
    <meta:editing-cycles>28</meta:editing-cycles>
    <meta:editing-duration>PT3H3M7S</meta:editing-duration>
    <meta:document-statistic meta:table-count="0" meta:image-count="0" meta:object-count="0" meta:page-count="1" meta:paragraph-count="93" meta:word-count="338" meta:character-count="2360" meta:non-whitespace-character-count="2094"/>
    <meta:template xlink:type="simple" xlink:actuate="onRequest" xlink:title="" xlink:href="Normal.dotm"/>
  </office:meta>
</office:document-meta>
</file>